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4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</style:style>
    <style:style style:name="P5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</style:style>
    <style:style style:name="P6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Relatório para o Gerenciamento de Autenticação em React com Firebase</text:span></text:span></text:p>
      <text:p text:style-name="P2"><text:span text:style-name="Strong_20_Emphasis"><text:span text:style-name="T1">Introdução:</text:span></text:span> O código fornecido define um hook personalizado chamado <text:span text:style-name="Source_20_Text"><text:span text:style-name="T1">useAuthentication</text:span></text:span> que gerencia a autenticação de usuários em uma aplicação React usando o Firebase. Ele fornece funcionalidades como criar uma conta de usuário, fazer login, fazer logout e lida com erros e estados de carregamento.</text:p>
      <text:p text:style-name="P2"><text:span text:style-name="Strong_20_Emphasis"><text:span text:style-name="T1">Métodos:</text:span></text:span></text:p>
      <text:list text:style-name="L1">
        <text:list-item>
          <text:p text:style-name="P3"><text:span text:style-name="Strong_20_Emphasis"><text:span text:style-name="Source_20_Text"><text:span text:style-name="T1">useAuthentication</text:span></text:span></text:span>: Este é o hook principal que lida com a autenticação. Ele cria uma instância de autenticação do Firebase usando <text:span text:style-name="Source_20_Text"><text:span text:style-name="T1">getAuth()</text:span></text:span>. O hook inclui os seguintes métodos e estados:</text:p>
          <text:list>
            <text:list-item>
              <text:p text:style-name="P4"><text:span text:style-name="Source_20_Text"><text:span text:style-name="T1">createUser</text:span></text:span>: Este método permite criar uma nova conta de usuário com um email e senha fornecidos. Ele também atualiza o perfil do usuário com um nome de exibição.</text:p>
            </text:list-item>
            <text:list-item>
              <text:p text:style-name="P4"><text:span text:style-name="Source_20_Text"><text:span text:style-name="T1">login</text:span></text:span>: Este método permite que os usuários façam login usando seu email e senha.</text:p>
            </text:list-item>
            <text:list-item>
              <text:p text:style-name="P4"><text:span text:style-name="Source_20_Text"><text:span text:style-name="T1">logout</text:span></text:span>: Este método permite que os usuários façam logout.</text:p>
            </text:list-item>
            <text:list-item>
              <text:p text:style-name="P4"><text:span text:style-name="Source_20_Text"><text:span text:style-name="T1">error</text:span></text:span>: Um estado para armazenar mensagens de erro relacionadas à autenticação.</text:p>
            </text:list-item>
            <text:list-item>
              <text:p text:style-name="P4"><text:span text:style-name="Source_20_Text"><text:span text:style-name="T1">loading</text:span></text:span>: Um estado para rastrear se uma operação de autenticação está em andamento.</text:p>
            </text:list-item>
            <text:list-item>
              <text:p text:style-name="P3"><text:span text:style-name="Source_20_Text"><text:span text:style-name="T1">cancelled</text:span></text:span>: Um estado para tratar possíveis vazamentos de memória ao desmontar o componente.</text:p>
            </text:list-item>
          </text:list>
        </text:list-item>
      </text:list>
      <text:p text:style-name="P2"><text:span text:style-name="Strong_20_Emphasis"><text:span text:style-name="T1">Resultados:</text:span></text:span> O resultado deste código é a criação de um hook personalizado que facilita o gerenciamento de autenticação de usuários em uma aplicação React. Ele fornece uma camada de abstração para as operações comuns de autenticação, como criar conta, fazer login e fazer logout, além de lidar com erros e estados de carregamento.</text:p>
      <text:p text:style-name="P2"><text:span text:style-name="Strong_20_Emphasis"><text:span text:style-name="T1">Conclusão:</text:span></text:span> O código é uma parte importante para permitir a autenticação de usuários em uma aplicação. Ele abstrai as operações de autenticação do Firebase e fornece uma interface simples para o desenvolvedor da aplicação. Além disso, lida com possíveis erros e estados de carregamento durante as operações de autenticação.</text:p>
      <text:p text:style-name="P2"><text:span text:style-name="Strong_20_Emphasis"><text:span text:style-name="T1">Análise:</text:span></text:span></text:p>
      <text:list text:style-name="L2">
        <text:list-item>
          <text:p text:style-name="P5">O código utiliza o Firebase para criar e gerenciar contas de usuário, fazer login e fazer logout.</text:p>
        </text:list-item>
        <text:list-item>
          <text:p text:style-name="P5">A lógica de tratamento de erros inclui mensagens personalizadas com base nos tipos de erros que podem ocorrer durante a autenticação.</text:p>
        </text:list-item>
        <text:list-item>
          <text:p text:style-name="P5">O uso de estados de carregamento (<text:span text:style-name="Source_20_Text"><text:span text:style-name="T1">loading</text:span></text:span>) e a verificação de vazamentos de memória (<text:span text:style-name="Source_20_Text"><text:span text:style-name="T1">cancelled</text:span></text:span>) demonstra uma atenção aos detalhes na gestão do ciclo de vida do componente.</text:p>
        </text:list-item>
        <text:list-item>
          <text:p text:style-name="P6">O hook <text:span text:style-name="Source_20_Text"><text:span text:style-name="T1">useAuthentication</text:span></text:span> é uma abstração útil para simplificar a implementação da autenticação em uma aplicação React, facilitando o desenvolvimento de recursos de autenticação de usuários.</text:p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09:25.974000000</meta:creation-date>
    <dc:date>2023-11-06T06:09:35.432000000</dc:date>
    <meta:editing-duration>PT9S</meta:editing-duration>
    <meta:editing-cycles>1</meta:editing-cycles>
    <meta:document-statistic meta:table-count="0" meta:image-count="0" meta:object-count="0" meta:page-count="2" meta:paragraph-count="17" meta:word-count="378" meta:character-count="2372" meta:non-whitespace-character-count="2022"/>
    <meta:generator>LibreOffice/7.5.2.2$Windows_X86_64 LibreOffice_project/53bb9681a964705cf672590721dbc85eb4d0c3a2</meta:generator>
  </office:meta>
</office:document-meta>
</file>